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 VIGNE BAROLO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55.511578">
            <text:p>55.51157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SERRADENARI</text:p>
          </table:table-cell>
          <table:table-cell office:value-type="string">
            <text:p>RENATO R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41fa9gznjyqjksntx</text:p>
          </table:table-cell>
          <table:table-cell office:value-type="string">
            <text:p>RED</text:p>
          </table:table-cell>
          <table:table-cell office:value-type="string">
            <text:p>Serradenari Barolo</text:p>
          </table:table-cell>
          <table:table-cell office:value-type="string">
            <text:p>Renato Ratti</text:p>
          </table:table-cell>
          <table:table-cell office:value-type="float" office:value="59.62654">
            <text:p>59.626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RIULANO SAN PIETRO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38dcgetj42nrrwjgr</text:p>
          </table:table-cell>
          <table:table-cell office:value-type="string">
            <text:p>WHITE</text:p>
          </table:table-cell>
          <table:table-cell office:value-type="string">
            <text:p>San Pietro Friulano</text:p>
          </table:table-cell>
          <table:table-cell office:value-type="string">
            <text:p>I Clivi</text:p>
          </table:table-cell>
          <table:table-cell office:value-type="float" office:value="50.604385">
            <text:p>50.6043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float" office:value="38.32533">
            <text:p>38.325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8.306973">
            <text:p>48.3069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UGANA I FRATI</text:p>
          </table:table-cell>
          <table:table-cell office:value-type="string">
            <text:p>CA DEI FRATI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3600">
            <text:p>1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Lugana I Frati</text:p>
          </table:table-cell>
          <table:table-cell office:value-type="string">
            <text:p>Cà dei Frati</text:p>
          </table:table-cell>
          <table:table-cell office:value-type="float" office:value="55.75183">
            <text:p>55.751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374416">
            <text:p>41.3744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374416">
            <text:p>41.3744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374416">
            <text:p>41.3744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yzv1ammcyyv7bgcp5yrh8</text:p>
          </table:table-cell>
          <table:table-cell office:value-type="string">
            <text:p>WHITE</text:p>
          </table:table-cell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float" office:value="53.44979">
            <text:p>53.4497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44nanpj8njtess3xps</text:p>
          </table:table-cell>
          <table:table-cell office:value-type="string">
            <text:p>DESSERT</text:p>
          </table:table-cell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float" office:value="34.423218">
            <text:p>34.4232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2.254623">
            <text:p>52.2546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10095">
            <text:p>52.100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AUSLESE NIEDERHÄUSER HERMANNSHÖHLE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4phag0w0z4xs42axb</text:p>
          </table:table-cell>
          <table:table-cell office:value-type="string">
            <text:p>WHITE</text:p>
          </table:table-cell>
          <table:table-cell office:value-type="string">
            <text:p>Niederhäuser Hermannshöhle Riesling Auslese</text:p>
          </table:table-cell>
          <table:table-cell office:value-type="string">
            <text:p>Dönnhoff</text:p>
          </table:table-cell>
          <table:table-cell office:value-type="float" office:value="50.446632">
            <text:p>50.4466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MUR CHAMPIGNY</text:p>
          </table:table-cell>
          <table:table-cell office:value-type="string">
            <text:p>CLOS ROUGE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spps22tpwrjm9n4t7z</text:p>
          </table:table-cell>
          <table:table-cell office:value-type="string">
            <text:p>RED</text:p>
          </table:table-cell>
          <table:table-cell office:value-type="string">
            <text:p>Saumur Champigny</text:p>
          </table:table-cell>
          <table:table-cell office:value-type="string">
            <text:p>Clos Rougeard</text:p>
          </table:table-cell>
          <table:table-cell office:value-type="float" office:value="48.89445">
            <text:p>48.894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6000">
            <text:p>8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6.496246">
            <text:p>36.4962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LMAVIVA</text:p>
          </table:table-cell>
          <table:table-cell office:value-type="string">
            <text:p>ALMAVI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pmbnxcrfj6m8d2p5</text:p>
          </table:table-cell>
          <table:table-cell office:value-type="string">
            <text:p>RED</text:p>
          </table:table-cell>
          <table:table-cell office:value-type="string">
            <text:p>Almaviva</text:p>
          </table:table-cell>
          <table:table-cell office:value-type="string">
            <text:p>Almaviva</text:p>
          </table:table-cell>
          <table:table-cell office:value-type="float" office:value="50.563126">
            <text:p>50.5631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INCA DOFI</text:p>
          </table:table-cell>
          <table:table-cell office:value-type="string">
            <text:p>ALVARO PALACI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38219d652p3yn9q5</text:p>
          </table:table-cell>
          <table:table-cell office:value-type="string">
            <text:p>RED</text:p>
          </table:table-cell>
          <table:table-cell office:value-type="string">
            <text:p>Finca Dofí</text:p>
          </table:table-cell>
          <table:table-cell office:value-type="string">
            <text:p>Álvaro Palacios</text:p>
          </table:table-cell>
          <table:table-cell office:value-type="float" office:value="54.481705">
            <text:p>54.4817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 PETIT CLOS</text:p>
          </table:table-cell>
          <table:table-cell office:value-type="string">
            <text:p>CLOS APAL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02qjwe5c962p475t4</text:p>
          </table:table-cell>
          <table:table-cell office:value-type="string">
            <text:p>RED</text:p>
          </table:table-cell>
          <table:table-cell office:value-type="string">
            <text:p>Le Petit Clos</text:p>
          </table:table-cell>
          <table:table-cell office:value-type="string">
            <text:p>Clos Apalta</text:p>
          </table:table-cell>
          <table:table-cell office:value-type="float" office:value="47.32429">
            <text:p>47.3242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0crfbq5ea5ydtdv5e</text:p>
          </table:table-cell>
          <table:table-cell office:value-type="string">
            <text:p>RED</text:p>
          </table:table-cell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float" office:value="45.232224">
            <text:p>45.2322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0.270103">
            <text:p>40.2701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S TERRASSES PRIORAT</text:p>
          </table:table-cell>
          <table:table-cell office:value-type="string">
            <text:p>ALVARO PALACI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dh9sxwzy8mcf5fv5pqs28k0</text:p>
          </table:table-cell>
          <table:table-cell office:value-type="string">
            <text:p>RED</text:p>
          </table:table-cell>
          <table:table-cell office:value-type="string">
            <text:p>Priorat Les Terrasses</text:p>
          </table:table-cell>
          <table:table-cell office:value-type="string">
            <text:p>Álvaro Palacios</text:p>
          </table:table-cell>
          <table:table-cell office:value-type="float" office:value="52.800438">
            <text:p>52.8004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CHLOSSBERG GG SPÄTBURGUNDER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kyhf8sb4tdnyme3r8</text:p>
          </table:table-cell>
          <table:table-cell office:value-type="string">
            <text:p>RED</text:p>
          </table:table-cell>
          <table:table-cell office:value-type="string">
            <text:p>Spätburgunder Schlossberg GG</text:p>
          </table:table-cell>
          <table:table-cell office:value-type="string">
            <text:p>Franz Keller</text:p>
          </table:table-cell>
          <table:table-cell office:value-type="float" office:value="48.26573">
            <text:p>48.265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INTAGE PORT</text:p>
          </table:table-cell>
          <table:table-cell office:value-type="string">
            <text:p>QUINTA DO NO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762bytpnq6twx551ww</text:p>
          </table:table-cell>
          <table:table-cell office:value-type="string">
            <text:p>FORTIFIED</text:p>
          </table:table-cell>
          <table:table-cell office:value-type="string">
            <text:p>Vintage Port</text:p>
          </table:table-cell>
          <table:table-cell office:value-type="string">
            <text:p>Quinta do Noval</text:p>
          </table:table-cell>
          <table:table-cell office:value-type="float" office:value="40.909004">
            <text:p>40.909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ALLETTO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6h3wdxhfs6e58096</text:p>
          </table:table-cell>
          <table:table-cell office:value-type="string">
            <text:p>RED</text:p>
          </table:table-cell>
          <table:table-cell office:value-type="string">
            <text:p>Barolo Riserva Le Rocche del Falletto</text:p>
          </table:table-cell>
          <table:table-cell office:value-type="string">
            <text:p>Bruno Giacosa</text:p>
          </table:table-cell>
          <table:table-cell office:value-type="float" office:value="49.71817">
            <text:p>49.718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VIA NUOVA</text:p>
          </table:table-cell>
          <table:table-cell office:value-type="string">
            <text:p>CHIARA BOSCH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0da4m3xahm30twyh0</text:p>
          </table:table-cell>
          <table:table-cell office:value-type="string">
            <text:p>RED</text:p>
          </table:table-cell>
          <table:table-cell office:value-type="string">
            <text:p>Barolo Cannubi</text:p>
          </table:table-cell>
          <table:table-cell office:value-type="string">
            <text:p>Boschis</text:p>
          </table:table-cell>
          <table:table-cell office:value-type="float" office:value="31.680893">
            <text:p>31.6808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04068">
            <text:p>46.040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RGOLE TORTE 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2.185905">
            <text:p>42.1859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RGOLE TORTE 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2.185905">
            <text:p>42.1859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2.185905">
            <text:p>42.1859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PERFLABILIS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hof</text:p>
          </table:table-cell>
          <table:table-cell office:value-type="float" office:value="50.00685">
            <text:p>50.006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TEAU LYNCH BAGES GRAND VIN</text:p>
          </table:table-cell>
          <table:table-cell office:value-type="string">
            <text:p>CHATEAU LYNCH 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by9wdd2876aaf181xa</text:p>
          </table:table-cell>
          <table:table-cell office:value-type="string">
            <text:p>RED</text:p>
          </table:table-cell>
          <table:table-cell office:value-type="string">
            <text:p>Château Lynch-Bages Pauillac Grand Cru Classé</text:p>
          </table:table-cell>
          <table:table-cell office:value-type="string">
            <text:p>Château Lynch-Bages</text:p>
          </table:table-cell>
          <table:table-cell office:value-type="float" office:value="57.92724">
            <text:p>57.927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TABER LATE RELEASE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2.421524">
            <text:p>42.4215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OFACKER LAGREIN RISERVA</text:p>
          </table:table-cell>
          <table:table-cell office:value-type="string">
            <text:p>GEORG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ahfdy23ajwd9s44px</text:p>
          </table:table-cell>
          <table:table-cell office:value-type="string">
            <text:p>RED</text:p>
          </table:table-cell>
          <table:table-cell office:value-type="string">
            <text:p>Dyonisos Cuvée Reserve Trocken</text:p>
          </table:table-cell>
          <table:table-cell office:value-type="string">
            <text:p>Georg Sommerbauer</text:p>
          </table:table-cell>
          <table:table-cell office:value-type="float" office:value="17.095814">
            <text:p>17.0958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ALESTE SIBI ET PAUCIS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hypk5sqaxzv4njg1</text:p>
          </table:table-cell>
          <table:table-cell office:value-type="string">
            <text:p>RED</text:p>
          </table:table-cell>
          <table:table-cell office:value-type="string">
            <text:p>Barolo Le Vigne Sibi et Paucis</text:p>
          </table:table-cell>
          <table:table-cell office:value-type="string">
            <text:p>Sandrone Luciano</text:p>
          </table:table-cell>
          <table:table-cell office:value-type="float" office:value="62.20912">
            <text:p>62.209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TNA ROSSO RESECA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8ytbymxznp09befv</text:p>
          </table:table-cell>
          <table:table-cell office:value-type="string">
            <text:p>RED</text:p>
          </table:table-cell>
          <table:table-cell office:value-type="string">
            <text:p>Reseca</text:p>
          </table:table-cell>
          <table:table-cell office:value-type="string">
            <text:p>Gulfi</text:p>
          </table:table-cell>
          <table:table-cell office:value-type="float" office:value="33.795048">
            <text:p>33.7950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RISERVA</text:p>
          </table:table-cell>
          <table:table-cell office:value-type="string">
            <text:p>OSVALDO VI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vk30c9kjqdztp5esm6k</text:p>
          </table:table-cell>
          <table:table-cell office:value-type="string">
            <text:p>RED</text:p>
          </table:table-cell>
          <table:table-cell office:value-type="string">
            <text:p>Barolo Cannubi Riserva</text:p>
          </table:table-cell>
          <table:table-cell office:value-type="string">
            <text:p>Osvaldo Viberti</text:p>
          </table:table-cell>
          <table:table-cell office:value-type="float" office:value="50.3547">
            <text:p>50.35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IEPI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32.218838">
            <text:p>32.218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UMIÈ CARMEA</text:p>
          </table:table-cell>
          <table:table-cell office:value-type="string">
            <text:p>MURAJ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fxhympt512bayck9m</text:p>
          </table:table-cell>
          <table:table-cell office:value-type="string">
            <text:p>RED</text:p>
          </table:table-cell>
          <table:table-cell office:value-type="string">
            <text:p>Sumié</text:p>
          </table:table-cell>
          <table:table-cell office:value-type="string">
            <text:p>Muraje</text:p>
          </table:table-cell>
          <table:table-cell office:value-type="float" office:value="49.33429">
            <text:p>49.334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N CRU SAINT EMILION</text:p>
          </table:table-cell>
          <table:table-cell office:value-type="string">
            <text:p>QUINAULT L'ENCL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zzxfdk2sdzwqpczx</text:p>
          </table:table-cell>
          <table:table-cell office:value-type="string">
            <text:p>RED</text:p>
          </table:table-cell>
          <table:table-cell office:value-type="string">
            <text:p>Saint-Émilion Grand Cru (Grand Cru Classé)</text:p>
          </table:table-cell>
          <table:table-cell office:value-type="string">
            <text:p>Château Quinault l'Enclos</text:p>
          </table:table-cell>
          <table:table-cell office:value-type="float" office:value="49.724464">
            <text:p>49.7244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RCENCA GRENACHE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k126m22e0m8ter3cn0</text:p>
          </table:table-cell>
          <table:table-cell office:value-type="string">
            <text:p>RED</text:p>
          </table:table-cell>
          <table:table-cell office:value-type="string">
            <text:p>Grenache</text:p>
          </table:table-cell>
          <table:table-cell office:value-type="string">
            <text:p>Terroir Cellars</text:p>
          </table:table-cell>
          <table:table-cell office:value-type="float" office:value="23.206964">
            <text:p>23.2069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NELLO DI MONTALCIN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qwm76qr0hvpr258p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Poggio di Sotto</text:p>
          </table:table-cell>
          <table:table-cell office:value-type="float" office:value="45.181423">
            <text:p>45.1814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NOIR SIERRA DE MALAGA</text:p>
          </table:table-cell>
          <table:table-cell office:value-type="string">
            <text:p>CORTIJO AGUILA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hftnzah5d5qty063d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Los Aguilares</text:p>
          </table:table-cell>
          <table:table-cell office:value-type="float" office:value="31.648129">
            <text:p>31.6481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ND VIN SAINT JULIEN</text:p>
          </table:table-cell>
          <table:table-cell office:value-type="string">
            <text:p>CHATEAU BEYCHEV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4400">
            <text:p>14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yqqz4acg3fqfhrgx0</text:p>
          </table:table-cell>
          <table:table-cell office:value-type="string">
            <text:p>RED</text:p>
          </table:table-cell>
          <table:table-cell office:value-type="string">
            <text:p>Saint-Julien (Grand Cru Classé)</text:p>
          </table:table-cell>
          <table:table-cell office:value-type="string">
            <text:p>Château Beychevelle</text:p>
          </table:table-cell>
          <table:table-cell office:value-type="float" office:value="42.89031">
            <text:p>42.890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ND VIN </text:p>
          </table:table-cell>
          <table:table-cell office:value-type="string">
            <text:p>HAUT BRI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1v5ptb4qygfc14352</text:p>
          </table:table-cell>
          <table:table-cell office:value-type="string">
            <text:p>WHITE</text:p>
          </table:table-cell>
          <table:table-cell office:value-type="string">
            <text:p>Pessac-Léognan Blanc (Grand Cru Classé de Graves)</text:p>
          </table:table-cell>
          <table:table-cell office:value-type="string">
            <text:p>Château Haut-Brion</text:p>
          </table:table-cell>
          <table:table-cell office:value-type="float" office:value="28.780397">
            <text:p>28.7803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FALLETTO ETICHETTA ROSSA RISERV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900">
            <text:p>49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float" office:value="53.214157">
            <text:p>53.2141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OLCETTO D'ALBA</text:p>
          </table:table-cell>
          <table:table-cell office:value-type="string">
            <text:p>CASCINA PENNA CURR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kgb44yf29rfysv1mq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Massimo Penna Viticoltore</text:p>
          </table:table-cell>
          <table:table-cell office:value-type="float" office:value="31.098686">
            <text:p>31.0986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BBIOLO LANGHE</text:p>
          </table:table-cell>
          <table:table-cell office:value-type="string">
            <text:p>CASCINA PENNA CURR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y3w8rn64qm35wjq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Penna Daniele</text:p>
          </table:table-cell>
          <table:table-cell office:value-type="float" office:value="33.29997">
            <text:p>33.299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ORILAN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 Tradition</text:p>
          </table:table-cell>
          <table:table-cell office:value-type="string">
            <text:p>Kellerei Terlan / Cantina Terlano</text:p>
          </table:table-cell>
          <table:table-cell office:value-type="float" office:value="41.727737">
            <text:p>41.7277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6.896454">
            <text:p>56.8964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UBERTUS ST. MAGDALENER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grgbvspgegrs39hb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Griesbauerhof</text:p>
          </table:table-cell>
          <table:table-cell office:value-type="float" office:value="43.80049">
            <text:p>43.8004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ÜRGSTADTER BERG 1G</text:p>
          </table:table-cell>
          <table:table-cell office:value-type="string">
            <text:p>RUDOLF FÜR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zwkhmrbr77rp3kjt17</text:p>
          </table:table-cell>
          <table:table-cell office:value-type="string">
            <text:p>WHITE</text:p>
          </table:table-cell>
          <table:table-cell office:value-type="string">
            <text:p>Bürgstadter Berg Riesling</text:p>
          </table:table-cell>
          <table:table-cell office:value-type="string">
            <text:p>Rudolf Fürst</text:p>
          </table:table-cell>
          <table:table-cell office:value-type="float" office:value="51.22431">
            <text:p>51.224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RPHYR MAGNUM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38.121876">
            <text:p>38.1218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ALTERERSEE KUNST 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xz8ptj21zhh2ddwfga</text:p>
          </table:table-cell>
          <table:table-cell office:value-type="string">
            <text:p>WHITE</text:p>
          </table:table-cell>
          <table:table-cell office:value-type="string">
            <text:p>Kunst.Stück Kalterersee Classico Superiore</text:p>
          </table:table-cell>
          <table:table-cell office:value-type="string">
            <text:p>Kellerei Kaltern</text:p>
          </table:table-cell>
          <table:table-cell office:value-type="float" office:value="41.57148">
            <text:p>41.571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gv0mphgxm93r08fhw</text:p>
          </table:table-cell>
          <table:table-cell office:value-type="string">
            <text:p>RED</text:p>
          </table:table-cell>
          <table:table-cell office:value-type="string">
            <text:p>Lagrein Riserva Laianus</text:p>
          </table:table-cell>
          <table:table-cell office:value-type="string">
            <text:p>Klaus Lentsch</text:p>
          </table:table-cell>
          <table:table-cell office:value-type="float" office:value="29.822186">
            <text:p>29.8221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GG FELSENBERG SCHLOSSBÖCKELHEIMER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7ys9tj1wrz051zc5</text:p>
          </table:table-cell>
          <table:table-cell office:value-type="string">
            <text:p>WHITE</text:p>
          </table:table-cell>
          <table:table-cell office:value-type="string">
            <text:p>Schlossböckelheimer Felsenberg Riesling Spätlese</text:p>
          </table:table-cell>
          <table:table-cell office:value-type="string">
            <text:p>Dönnhoff</text:p>
          </table:table-cell>
          <table:table-cell office:value-type="float" office:value="45.50757">
            <text:p>45.507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ÜNER VELTLINER DÜRNSTEINER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3rm242zz5t2837vk</text:p>
          </table:table-cell>
          <table:table-cell office:value-type="string">
            <text:p>WHITE</text:p>
          </table:table-cell>
          <table:table-cell office:value-type="string">
            <text:p>Dürnstein Grüner Veltliner</text:p>
          </table:table-cell>
          <table:table-cell office:value-type="string">
            <text:p>Pichler-Krutzler</text:p>
          </table:table-cell>
          <table:table-cell office:value-type="float" office:value="36.23146">
            <text:p>36.231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 DI ROMANS CHARDONNAY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RIS SAUVIGNON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Sauvignon Blanc Vieris</text:p>
          </table:table-cell>
          <table:table-cell office:value-type="string">
            <text:p>Vie di Romans</text:p>
          </table:table-cell>
          <table:table-cell office:value-type="float" office:value="42.254776">
            <text:p>42.2547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 DI ROMANS CHARDONNAY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 DI ROMANS CHARDONNAY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7.214615">
            <text:p>37.2146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 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UILLY FUME PUR SANG</text:p>
          </table:table-cell>
          <table:table-cell office:value-type="string">
            <text:p>DIDER DAUG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bwcw6dwe1yxmpy21b</text:p>
          </table:table-cell>
          <table:table-cell office:value-type="string">
            <text:p>WHITE</text:p>
          </table:table-cell>
          <table:table-cell office:value-type="string">
            <text:p>Pouilly Fumé Pur Sang Bio</text:p>
          </table:table-cell>
          <table:table-cell office:value-type="string">
            <text:p>Didier Dagueneau (Louis-Benjamin Dagueneau)</text:p>
          </table:table-cell>
          <table:table-cell office:value-type="float" office:value="42.839966">
            <text:p>42.8399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KITALI SANTORINI</text:p>
          </table:table-cell>
          <table:table-cell office:value-type="string">
            <text:p>HATZIDAK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bd48c2mnea46e4gfg</text:p>
          </table:table-cell>
          <table:table-cell office:value-type="string">
            <text:p>WHITE</text:p>
          </table:table-cell>
          <table:table-cell office:value-type="string">
            <text:p>Skitali</text:p>
          </table:table-cell>
          <table:table-cell office:value-type="string">
            <text:p>Hatzidakis</text:p>
          </table:table-cell>
          <table:table-cell office:value-type="float" office:value="43.97905">
            <text:p>43.979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UBURGUNDER SCHLOSSBERG ACHKARRER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gnvsn74xm0cydrqkr</text:p>
          </table:table-cell>
          <table:table-cell office:value-type="string">
            <text:p>WHITE</text:p>
          </table:table-cell>
          <table:table-cell office:value-type="string">
            <text:p>Grauburgunder GG Schlossberg Achkarren</text:p>
          </table:table-cell>
          <table:table-cell office:value-type="string">
            <text:p>Franz Keller</text:p>
          </table:table-cell>
          <table:table-cell office:value-type="float" office:value="47.918404">
            <text:p>47.9184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LTERDINGER CHANDONNAY</text:p>
          </table:table-cell>
          <table:table-cell office:value-type="string">
            <text:p>BERN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77fs22s83taj4abv</text:p>
          </table:table-cell>
          <table:table-cell office:value-type="string">
            <text:p>WHITE</text:p>
          </table:table-cell>
          <table:table-cell office:value-type="string">
            <text:p>Malterdinger</text:p>
          </table:table-cell>
          <table:table-cell office:value-type="string">
            <text:p>Bernhard Huber</text:p>
          </table:table-cell>
          <table:table-cell office:value-type="float" office:value="40.09951">
            <text:p>40.0995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SIEBENEI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3.699417">
            <text:p>43.699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IN VINO VERITAS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2.557083">
            <text:p>32.5570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LESTINA LIMITED EDITION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r4vffsjqf7t845125d0c6p</text:p>
          </table:table-cell>
          <table:table-cell office:value-type="string">
            <text:p>RED</text:p>
          </table:table-cell>
          <table:table-cell office:value-type="string">
            <text:p>Cabernet-Merlot Palestina</text:p>
          </table:table-cell>
          <table:table-cell office:value-type="string">
            <text:p>Weingut H.Lentsch</text:p>
          </table:table-cell>
          <table:table-cell office:value-type="float" office:value="25.815811">
            <text:p>25.8158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RIS SAUVIGNON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Sauvignon Blanc Vieris</text:p>
          </table:table-cell>
          <table:table-cell office:value-type="string">
            <text:p>Vie di Romans</text:p>
          </table:table-cell>
          <table:table-cell office:value-type="float" office:value="42.254776">
            <text:p>42.2547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ST VALENTIN</text:p>
          </table:table-cell>
          <table:table-cell office:value-type="string">
            <text:p>ST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hs3pcnxcft4hsbxs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St. Michael-Eppan</text:p>
          </table:table-cell>
          <table:table-cell office:value-type="float" office:value="48.797028">
            <text:p>48.7970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OY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Tramin</text:p>
          </table:table-cell>
          <table:table-cell office:value-type="float" office:value="33.53081">
            <text:p>33.530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FF WEISS</text:p>
          </table:table-cell>
          <table:table-cell office:value-type="string">
            <text:p>WIDUM BA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8dzhd1c283bs11786f</text:p>
          </table:table-cell>
          <table:table-cell office:value-type="string">
            <text:p>DESSERT</text:p>
          </table:table-cell>
          <table:table-cell office:value-type="string">
            <text:p>Babenthal Weiss</text:p>
          </table:table-cell>
          <table:table-cell office:value-type="string">
            <text:p>Weingut Baumann</text:p>
          </table:table-cell>
          <table:table-cell office:value-type="float" office:value="25.61095">
            <text:p>25.610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É UNTERTÜRKHEIMER GIPS</text:p>
          </table:table-cell>
          <table:table-cell office:value-type="string">
            <text:p>ALD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c33xxdfny5ttpxsss</text:p>
          </table:table-cell>
          <table:table-cell office:value-type="string">
            <text:p>WHITE</text:p>
          </table:table-cell>
          <table:table-cell office:value-type="string">
            <text:p>Untertürkheimer Gips Weissburgunder Trocken</text:p>
          </table:table-cell>
          <table:table-cell office:value-type="string">
            <text:p>Aldinger</text:p>
          </table:table-cell>
          <table:table-cell office:value-type="float" office:value="42.925865">
            <text:p>42.925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ISWEIN </text:p>
          </table:table-cell>
          <table:table-cell office:value-type="string">
            <text:p>DR LOO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rw6bbb49eq50jxp5c</text:p>
          </table:table-cell>
          <table:table-cell office:value-type="string">
            <text:p>DESSERT</text:p>
          </table:table-cell>
          <table:table-cell office:value-type="string">
            <text:p>Riesling Eiswein</text:p>
          </table:table-cell>
          <table:table-cell office:value-type="string">
            <text:p>Dr. Loosen</text:p>
          </table:table-cell>
          <table:table-cell office:value-type="float" office:value="30.833282">
            <text:p>30.8332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OM PERIGNON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mn7w9aghrejy75g9pn</text:p>
          </table:table-cell>
          <table:table-cell office:value-type="string">
            <text:p>RED</text:p>
          </table:table-cell>
          <table:table-cell office:value-type="string">
            <text:p>Dom Ici Carignan</text:p>
          </table:table-cell>
          <table:table-cell office:value-type="string">
            <text:p>Dom Brial</text:p>
          </table:table-cell>
          <table:table-cell office:value-type="float" office:value="18.061523">
            <text:p>18.0615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NAMARIA CLEMENTI</text:p>
          </table:table-cell>
          <table:table-cell office:value-type="string">
            <text:p>CA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42.807602">
            <text:p>42.8076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EKT</text:p>
          </table:table-cell>
          <table:table-cell office:value-type="string">
            <text:p>RAUMLA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r7gv0kfsy7zvrmz840</text:p>
          </table:table-cell>
          <table:table-cell office:value-type="string">
            <text:p>DESSERT</text:p>
          </table:table-cell>
          <table:table-cell office:value-type="string">
            <text:p>Dreiklang Sekt</text:p>
          </table:table-cell>
          <table:table-cell office:value-type="string">
            <text:p>Raumland</text:p>
          </table:table-cell>
          <table:table-cell office:value-type="float" office:value="33.07401">
            <text:p>33.074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E BLANCS SPUMANTE DASSIÉ FAVREL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663whx98jvw0bf9v2</text:p>
          </table:table-cell>
          <table:table-cell office:value-type="string">
            <text:p>SPARKLING</text:p>
          </table:table-cell>
          <table:table-cell office:value-type="string">
            <text:p>Vanio Spumante Rosé</text:p>
          </table:table-cell>
          <table:table-cell office:value-type="string">
            <text:p>Malibràn</text:p>
          </table:table-cell>
          <table:table-cell office:value-type="float" office:value="33.969162">
            <text:p>33.969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WEET CLAIRE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t1cvgmsyrrfv6tz</text:p>
          </table:table-cell>
          <table:table-cell office:value-type="string">
            <text:p>DESSERT</text:p>
          </table:table-cell>
          <table:table-cell office:value-type="string">
            <text:p>Passito Sweet Claire Bio</text:p>
          </table:table-cell>
          <table:table-cell office:value-type="string">
            <text:p>Lieselehof</text:p>
          </table:table-cell>
          <table:table-cell office:value-type="float" office:value="41.30166">
            <text:p>41.301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ITHEA ROS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1etxchqnnw32hean</text:p>
          </table:table-cell>
          <table:table-cell office:value-type="string">
            <text:p>ROSE</text:p>
          </table:table-cell>
          <table:table-cell office:value-type="string">
            <text:p>Pasithea Moscato Rosa</text:p>
          </table:table-cell>
          <table:table-cell office:value-type="string">
            <text:p>Girlan</text:p>
          </table:table-cell>
          <table:table-cell office:value-type="float" office:value="40.69062">
            <text:p>40.690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ITHEA ORO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nvr4h9phz6p3ztewm</text:p>
          </table:table-cell>
          <table:table-cell office:value-type="string">
            <text:p>DESSERT</text:p>
          </table:table-cell>
          <table:table-cell office:value-type="string">
            <text:p>Gewürztraminer Pasithea Oro</text:p>
          </table:table-cell>
          <table:table-cell office:value-type="string">
            <text:p>Girlan</text:p>
          </table:table-cell>
          <table:table-cell office:value-type="float" office:value="44.760128">
            <text:p>44.7601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N SAN GIUSTO</text:p>
          </table:table-cell>
          <table:table-cell office:value-type="string">
            <text:p>SAN GIUSTO RENTEN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kajvrcgxzp1895kee</text:p>
          </table:table-cell>
          <table:table-cell office:value-type="string">
            <text:p>DESSERT</text:p>
          </table:table-cell>
          <table:table-cell office:value-type="string">
            <text:p>Vin San Giusto</text:p>
          </table:table-cell>
          <table:table-cell office:value-type="string">
            <text:p>San Giusto a Rentennano</text:p>
          </table:table-cell>
          <table:table-cell office:value-type="float" office:value="61.01246">
            <text:p>61.012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SSENZIA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qz4qz7ra0dqmk7f6</text:p>
          </table:table-cell>
          <table:table-cell office:value-type="string">
            <text:p>DESSERT</text:p>
          </table:table-cell>
          <table:table-cell office:value-type="string">
            <text:p>Essenzia Dolomiti</text:p>
          </table:table-cell>
          <table:table-cell office:value-type="string">
            <text:p>Pojer e Sandri</text:p>
          </table:table-cell>
          <table:table-cell office:value-type="float" office:value="44.853462">
            <text:p>44.8534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KIRSCHGARTEN BEERENAUSLESE</text:p>
          </table:table-cell>
          <table:table-cell office:value-type="string">
            <text:p>PHILIPPE 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h2937501d2dx34wdf</text:p>
          </table:table-cell>
          <table:table-cell office:value-type="string">
            <text:p>DESSERT</text:p>
          </table:table-cell>
          <table:table-cell office:value-type="string">
            <text:p>Kirschgarten Riesling Beerenauslese</text:p>
          </table:table-cell>
          <table:table-cell office:value-type="string">
            <text:p>Philipp Kuhn</text:p>
          </table:table-cell>
          <table:table-cell office:value-type="float" office:value="47.87143">
            <text:p>47.871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QUINTESSENZ PASSITO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32.793">
            <text:p>32.7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DRO XIMENEZ MURILLO</text:p>
          </table:table-cell>
          <table:table-cell office:value-type="string">
            <text:p>LUST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rnd2cfks39m9m3a3m</text:p>
          </table:table-cell>
          <table:table-cell office:value-type="string">
            <text:p>FORTIFIED</text:p>
          </table:table-cell>
          <table:table-cell office:value-type="string">
            <text:p>Pedro Ximénez Murillo Selección del Centenario</text:p>
          </table:table-cell>
          <table:table-cell office:value-type="string">
            <text:p>Lustau</text:p>
          </table:table-cell>
          <table:table-cell office:value-type="float" office:value="40.438118">
            <text:p>40.4381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UNDA ROSÉ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8001hgdxwpf04m63</text:p>
          </table:table-cell>
          <table:table-cell office:value-type="string">
            <text:p>SPARKLING</text:p>
          </table:table-cell>
          <table:table-cell office:value-type="string">
            <text:p>Reiterer-Reiterer Rosé Brut</text:p>
          </table:table-cell>
          <table:table-cell office:value-type="string">
            <text:p>Arunda</text:p>
          </table:table-cell>
          <table:table-cell office:value-type="float" office:value="29.46612">
            <text:p>29.466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CERRE ROSÉ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p66acefvz970kayrycb0dn</text:p>
          </table:table-cell>
          <table:table-cell office:value-type="string">
            <text:p>ROSE</text:p>
          </table:table-cell>
          <table:table-cell office:value-type="string">
            <text:p>Sancerre Rosé</text:p>
          </table:table-cell>
          <table:table-cell office:value-type="string">
            <text:p>Domaine Vacheron</text:p>
          </table:table-cell>
          <table:table-cell office:value-type="float" office:value="33.77223">
            <text:p>33.772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OM PERIGNON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mn7w9aghrejy75g9pn</text:p>
          </table:table-cell>
          <table:table-cell office:value-type="string">
            <text:p>RED</text:p>
          </table:table-cell>
          <table:table-cell office:value-type="string">
            <text:p>Dom Ici Carignan</text:p>
          </table:table-cell>
          <table:table-cell office:value-type="string">
            <text:p>Dom Brial</text:p>
          </table:table-cell>
          <table:table-cell office:value-type="float" office:value="18.061523">
            <text:p>18.061523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/>
          <table:table-cell office:value-type="string">
            <text:p>ROSÉ FORGET ME NO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62">
            <text:p>6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